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376c" officeooo:paragraph-rsid="0012376c"/>
    </style:style>
    <style:style style:name="P2" style:family="paragraph" style:parent-style-name="Standard" style:list-style-name="L1">
      <style:text-properties officeooo:rsid="0012376c" officeooo:paragraph-rsid="0012376c"/>
    </style:style>
    <style:style style:name="P3" style:family="paragraph" style:parent-style-name="Standard" style:list-style-name="L2">
      <style:text-properties officeooo:rsid="0012376c" officeooo:paragraph-rsid="0012376c"/>
    </style:style>
    <style:style style:name="P4" style:family="paragraph" style:parent-style-name="Standard" style:list-style-name="L4">
      <style:text-properties officeooo:rsid="0012376c" officeooo:paragraph-rsid="0012376c"/>
    </style:style>
    <style:style style:name="P5" style:family="paragraph" style:parent-style-name="Standard">
      <style:text-properties officeooo:paragraph-rsid="0012376c"/>
    </style:style>
    <style:style style:name="P6" style:family="paragraph" style:parent-style-name="Standard">
      <style:text-properties fo:font-size="12pt" officeooo:rsid="0012376c" officeooo:paragraph-rsid="0012376c" style:font-size-asian="12pt" style:font-size-complex="12pt"/>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text-properties style:font-name="Liberation Serif" fo:font-size="12pt" officeooo:paragraph-rsid="0014221d" style:font-size-asian="12pt" style:font-size-complex="12pt"/>
    </style:style>
    <style:style style:name="P9" style:family="paragraph" style:parent-style-name="Standard">
      <style:text-properties style:font-name="Liberation Serif" fo:font-size="12pt" officeooo:paragraph-rsid="0017b6bd" style:font-size-asian="12pt" style:font-size-complex="12pt"/>
    </style:style>
    <style:style style:name="P10" style:family="paragraph" style:parent-style-name="Standard" style:list-style-name="L3">
      <style:text-properties officeooo:rsid="0014221d" officeooo:paragraph-rsid="0014221d"/>
    </style:style>
    <style:style style:name="P11" style:family="paragraph" style:parent-style-name="Standard" style:list-style-name="L3">
      <style:text-properties officeooo:rsid="0015bc2f" officeooo:paragraph-rsid="0015bc2f"/>
    </style:style>
    <style:style style:name="P12" style:family="paragraph" style:parent-style-name="Standard" style:list-style-name="L4">
      <style:text-properties officeooo:rsid="0015bc2f" officeooo:paragraph-rsid="0015bc2f"/>
    </style:style>
    <style:style style:name="P13" style:family="paragraph" style:parent-style-name="Standard" style:list-style-name="L5">
      <style:text-properties officeooo:rsid="0017b6bd" officeooo:paragraph-rsid="0017b6bd"/>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12376c" style:font-size-asian="12pt" style:font-size-complex="12pt"/>
    </style:style>
    <style:style style:name="T3" style:family="text">
      <style:text-properties officeooo:rsid="0014221d"/>
    </style:style>
    <style:style style:name="T4" style:family="text">
      <style:text-properties officeooo:rsid="0015bc2f"/>
    </style:style>
    <style:style style:name="T5" style:family="text">
      <style:text-properties officeooo:rsid="00189169"/>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1</text:p>
      <text:p text:style-name="P1"/>
      <text:p text:style-name="P1">1.- What do you know from the text above?</text:p>
      <text:list xml:id="list1222494515" text:style-name="L1">
        <text:list-item>
          <text:p text:style-name="P2">Manager means to optimize the tips for the waiters</text:p>
        </text:list-item>
      </text:list>
      <text:p text:style-name="P1"/>
      <text:p text:style-name="P1">2.- What you do not know from the text above?</text:p>
      <text:list xml:id="list993383060" text:style-name="L2">
        <text:list-item>
          <text:p text:style-name="P3"># of waiters</text:p>
        </text:list-item>
        <text:list-item>
          <text:p text:style-name="P3">who took the records (for further questions)</text:p>
        </text:list-item>
        <text:list-item>
          <text:p text:style-name="P3">confient source of info?</text:p>
        </text:list-item>
        <text:list-item>
          <text:p text:style-name="P3">Enough information?</text:p>
        </text:list-item>
        <text:list-item>
          <text:p text:style-name="P3">Localization of the clients</text:p>
        </text:list-item>
        <text:list-item>
          <text:p text:style-name="P3">season</text:p>
        </text:list-item>
      </text:list>
      <text:p text:style-name="P1"/>
      <text:p text:style-name="P1">3.- Why the restaurant tipping problem is a good case study to introduce data analysis? <text:s/>Do you</text:p>
      <text:p text:style-name="P1">have some idea about the important factors?</text:p>
      <text:list xml:id="list1433973114" text:style-name="L3">
        <text:list-item>
          <text:p text:style-name="P10">Because we all have personal experience, <text:span text:style-name="T4">we are able to understand the problem</text:span></text:p>
        </text:list-item>
        <text:list-item>
          <text:p text:style-name="P11">personal experience</text:p>
        </text:list-item>
      </text:list>
      <text:p text:style-name="P1"/>
      <text:p text:style-name="P1">4.- The main variable of interest is TIP (from the waiter and the manager point of views). <text:s/>The main goal of the project is to find which factors affect TIP. Are there any other interesting goals (for whom)?</text:p>
      <text:list xml:id="list3129408204" text:style-name="L4">
        <text:list-item>
          <text:p text:style-name="P4">Yes, to obtain maximum profit by understanding the clients behavior and proposing a strategy to improve the profit.</text:p>
        </text:list-item>
        <text:list-item>
          <text:p text:style-name="P12">Others : average tip , days</text:p>
        </text:list-item>
        <text:list-item>
          <text:p text:style-name="P4">for Manager and Owner</text:p>
        </text:list-item>
        <text:list-item>
          <text:p text:style-name="P4">For this, may<text:span text:style-name="T4">be,</text:span> know also : type of food, hour arrival and <text:span text:style-name="T3">departure, charecteristics of servers, onformation from other servers , ethnicity, season</text:span></text:p>
        </text:list-item>
      </text:list>
      <text:p text:style-name="P1"/>
      <text:p text:style-name="P1">5.- <text:span text:style-name="T1">Describe the data (the format of the data, the quantity of data <text:s/>number of example/records and variable/fields–). <text:s/>What are the expected values and role of each variable?</text:span></text:p>
      <text:p text:style-name="P5"><text:span text:style-name="T2"><text:tab/></text:span></text:p>
      <text:p text:style-name="P7">OBS - <text:span text:style-name="T3">ID</text:span></text:p>
      <text:p text:style-name="P7">BILL – <text:span text:style-name="T3">float, two decimals – total bill , &gt;0</text:span></text:p>
      <text:p text:style-name="P8">TIP <text:s/>– <text:span text:style-name="T3">float, two decimals – total tip per bill, ≥ 0</text:span></text:p>
      <text:p text:style-name="P7">SEX – <text:span text:style-name="T3">boolean </text:span></text:p>
      <text:p text:style-name="P7">SMOKER – <text:span text:style-name="T3">boolean </text:span></text:p>
      <text:p text:style-name="P7">DAY – <text:span text:style-name="T3">integer {3-6} </text:span></text:p>
      <text:p text:style-name="P7">TIME – <text:span text:style-name="T3">boolean </text:span></text:p>
      <text:p text:style-name="P7">SIZE – <text:span text:style-name="T3">integer - # of people sitting in a space ≥ 1</text:span></text:p>
      <text:p text:style-name="P7"/>
      <text:p text:style-name="P8">OBS – <text:span text:style-name="T3">identifier, not important for the analysis</text:span></text:p>
      <text:p text:style-name="P9">BILL – <text:span text:style-name="T3">to understand ratio with tip and bill amount, and to weight each observation (predictive variables)</text:span></text:p>
      <text:p text:style-name="P8">TIP <text:s/>– <text:span text:style-name="T3">to understand ratio with tip and bill amount, and to weight each observation, and it’s one of our goals in the analysis so to express other variables in function of this one (goal variable)</text:span></text:p>
      <text:p text:style-name="P8">SEX – <text:span text:style-name="T3">there could be a relation between sex and tips (predictive variables)</text:span></text:p>
      <text:p text:style-name="P9">SMOKER – <text:span text:style-name="T3">there could be a relation between sex and smoking person <text:s/>(predictive variables)</text:span></text:p>
      <text:p text:style-name="P9">DAY – <text:span text:style-name="T3">there could be a relation between sex and smoking day (predictive variables)</text:span></text:p>
      <text:p text:style-name="P9">TIME – <text:span text:style-name="T3"><text:s/>there could be a relation between sex and smoking person <text:s/>(predictive variables)</text:span></text:p>
      <text:p text:style-name="P9">SIZE – <text:span text:style-name="T3">there could be a relation between sex and smoking person <text:s/>(predictive variables)</text:span></text:p>
      <text:p text:style-name="P6"/>
      <text:p text:style-name="P6"/>
      <text:p text:style-name="P1"><text:soft-page-break/>6.- Do you have any other comment about the data?</text:p>
      <text:list xml:id="list3470986298" text:style-name="L5">
        <text:list-item>
          <text:p text:style-name="P13">Not enough information</text:p>
        </text:list-item>
        <text:list-item>
          <text:p text:style-name="P13">Just one source, so we are restricted to this variable</text:p>
        </text:list-item>
        <text:list-item>
          <text:p text:style-name="P13">Season not specified</text:p>
        </text:list-item>
        <text:list-item>
          <text:p text:style-name="P13">localization of restaurant (concurrence, social <text:span text:style-name="T5">status...</text:span>)</text:p>
        </text:list-item>
      </text:list>
      <text:p text:style-name="P1"/>
      <text:p text:style-name="P1">7.- Let’s now have a first look inside the data. <text:s/>Open the dataset tipdataset.txt with your favourite spreadsheet or editor and visually analyse the dataset cont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0:24:09.830222018</meta:creation-date>
    <dc:date>2018-11-27T12:17:26.149157590</dc:date>
    <meta:editing-duration>PT58M2S</meta:editing-duration>
    <meta:editing-cycles>1</meta:editing-cycles>
    <meta:document-statistic meta:table-count="0" meta:image-count="0" meta:object-count="0" meta:page-count="2" meta:paragraph-count="43" meta:word-count="447" meta:character-count="2579" meta:non-whitespace-character-count="2159"/>
    <meta:generator>LibreOffice/6.0.6.2$Linux_X86_64 LibreOffice_project/00m0$Build-2</meta:generator>
  </office:meta>
</office:document-meta>
</file>